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5a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| <text:s text:c="2"/>Date <text:s text:c="2"/>| <text:s text:c="2"/>Notes</text:p>
      <text:p text:style-name="P1">-----+----------+----------------------------------------------------------</text:p>
      <text:p text:style-name="P1">0001 | 20200316 | <text:s text:c="2"/>dBase - Create</text:p>
      <text:p text:style-name="P1"><text:s text:c="5"/>| <text:s text:c="9"/>| <text:s text:c="2"/>-create {directory}</text:p>
      <text:p text:style-name="P1"><text:s text:c="5"/>| <text:s text:c="9"/>| <text:s text:c="2"/>Create method to build a new dBase from log files.</text:p>
      <text:p text:style-name="P1"><text:s text:c="5"/>+----------+----------------------------------------------------------</text:p>
      <text:p text:style-name="P1"><text:s text:c="5"/>| 20200319 | <text:s text:c="2"/>DONE!</text:p>
      <text:p text:style-name="P1"><text:s text:c="5"/>| <text:s text:c="9"/>| <text:s text:c="2"/>Coded, Tested, and run.</text:p>
      <text:p text:style-name="P1">-----+----------+----------------------------------------------------------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9T14:25:37.399612749</dc:date>
    <meta:editing-duration>PT58S</meta:editing-duration>
    <meta:editing-cycles>1</meta:editing-cycles>
    <meta:document-statistic meta:table-count="0" meta:image-count="0" meta:object-count="0" meta:page-count="1" meta:paragraph-count="9" meta:word-count="46" meta:character-count="461" meta:non-whitespace-character-count="361"/>
    <meta:generator>LibreOffice/6.3.5.2$Linux_X86_64 LibreOffice_project/30$Build-2</meta:generator>
  </office:meta>
</office:document-meta>
</file>